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09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1.8272in"/>
    </style:style>
    <style:style style:name="co6" style:family="table-column">
      <style:table-column-properties fo:break-before="auto" style:column-width="1.9256in"/>
    </style:style>
    <style:style style:name="co7" style:family="table-column">
      <style:table-column-properties fo:break-before="auto" style:column-width="2.44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32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33ff99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00ccff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fo:border="0.06pt solid #000000"/>
      <style:text-properties fo:font-size="10pt" style:font-size-asian="10pt" style:font-size-complex="10pt"/>
    </style:style>
    <style:style style:name="ce13" style:family="table-cell" style:parent-style-name="Default" style:data-style-name="N104">
      <style:text-properties fo:font-size="10pt" style:font-size-asian="10pt" style:font-size-complex="10pt"/>
    </style:style>
    <style:style style:name="ce14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2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7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1" table:number-columns-repeated="1016" table:default-cell-style-name="ce6"/>
        <table:table-row table:style-name="ro1">
          <table:table-cell table:style-name="ce1" office:value-type="string" calcext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22"/>
          <table:table-cell table:number-columns-repeated="1016"/>
        </table:table-row>
        <table:table-row table:style-name="ro2">
          <table:table-cell table:style-name="ce3" office:value-type="string" calcext:value-type="string">
            <text:p>Hotel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Price (normalized)</text:p>
          </table:table-cell>
          <table:table-cell table:style-name="ce10" office:value-type="string" calcext:value-type="string">
            <text:p>Square Root of Median Income (normalized)</text:p>
          </table:table-cell>
          <table:table-cell table:style-name="ce10" office:value-type="string" calcext:value-type="string">
            <text:p>College Students in Area (normalized)</text:p>
          </table:table-cell>
          <table:table-cell table:style-name="ce19" office:value-type="string" calcext:value-type="string">
            <text:p>State Population Per Inn (normalized)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ureka, California</text:p>
          </table:table-cell>
          <table:table-cell table:style-name="ce13" office:value-type="currency" office:currency="USD" office:value="2925000" calcext:value-type="currency">
            <text:p>$2,925,000.00</text:p>
          </table:table-cell>
          <table:table-cell table:style-name="ce15" office:value-type="float" office:value="-0.301823318212882" calcext:value-type="float">
            <text:p>-0.30</text:p>
          </table:table-cell>
          <table:table-cell table:style-name="ce15" office:value-type="float" office:value="-0.812779738215407" calcext:value-type="float">
            <text:p>-0.81</text:p>
          </table:table-cell>
          <table:table-cell table:style-name="ce15" office:value-type="float" office:value="-0.536413473134807" calcext:value-type="float">
            <text:p>-0.54</text:p>
          </table:table-cell>
          <table:table-cell table:style-name="ce20" office:value-type="float" office:value="-0.995986621264154" calcext:value-type="float">
            <text:p>-1.00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resno, California</text:p>
          </table:table-cell>
          <table:table-cell table:style-name="ce13" office:value-type="currency" office:currency="USD" office:value="10000000" calcext:value-type="currency">
            <text:p>$10,000,000.00</text:p>
          </table:table-cell>
          <table:table-cell table:style-name="ce15" office:value-type="float" office:value="1.69907619299956" calcext:value-type="float">
            <text:p>1.70</text:p>
          </table:table-cell>
          <table:table-cell table:style-name="ce15" office:value-type="float" office:value="-0.40819856338797" calcext:value-type="float">
            <text:p>-0.41</text:p>
          </table:table-cell>
          <table:table-cell table:style-name="ce15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resno, California</text:p>
          </table:table-cell>
          <table:table-cell table:style-name="ce13" office:value-type="currency" office:currency="USD" office:value="3750000" calcext:value-type="currency">
            <text:p>$3,750,000.00</text:p>
          </table:table-cell>
          <table:table-cell table:style-name="ce15" office:value-type="float" office:value="-0.0685028805096647" calcext:value-type="float">
            <text:p>-0.07</text:p>
          </table:table-cell>
          <table:table-cell table:style-name="ce15" office:value-type="float" office:value="-0.40819856338797" calcext:value-type="float">
            <text:p>-0.41</text:p>
          </table:table-cell>
          <table:table-cell table:style-name="ce15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resno, California</text:p>
          </table:table-cell>
          <table:table-cell table:style-name="ce13" office:value-type="currency" office:currency="USD" office:value="3500000" calcext:value-type="currency">
            <text:p>$3,500,000.00</text:p>
          </table:table-cell>
          <table:table-cell table:style-name="ce15" office:value-type="float" office:value="-0.139206043450034" calcext:value-type="float">
            <text:p>-0.14</text:p>
          </table:table-cell>
          <table:table-cell table:style-name="ce15" office:value-type="float" office:value="-0.40819856338797" calcext:value-type="float">
            <text:p>-0.41</text:p>
          </table:table-cell>
          <table:table-cell table:style-name="ce15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Fresno, California</text:p>
          </table:table-cell>
          <table:table-cell table:style-name="ce13" office:value-type="currency" office:currency="USD" office:value="325000" calcext:value-type="currency">
            <text:p>$325,000.00</text:p>
          </table:table-cell>
          <table:table-cell table:style-name="ce15" office:value-type="float" office:value="-1.03713621279272" calcext:value-type="float">
            <text:p>-1.04</text:p>
          </table:table-cell>
          <table:table-cell table:style-name="ce15" office:value-type="float" office:value="-0.40819856338797" calcext:value-type="float">
            <text:p>-0.41</text:p>
          </table:table-cell>
          <table:table-cell table:style-name="ce15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Long Beach, California</text:p>
          </table:table-cell>
          <table:table-cell table:style-name="ce13" office:value-type="currency" office:currency="USD" office:value="8950000" calcext:value-type="currency">
            <text:p>$8,950,000.00</text:p>
          </table:table-cell>
          <table:table-cell table:style-name="ce15" office:value-type="float" office:value="1.40212290865001" calcext:value-type="float">
            <text:p>1.40</text:p>
          </table:table-cell>
          <table:table-cell table:style-name="ce15" office:value-type="float" office:value="0.65784481555623" calcext:value-type="float">
            <text:p>0.66</text:p>
          </table:table-cell>
          <table:table-cell table:style-name="ce15" office:value-type="float" office:value="0.483711134705849" calcext:value-type="float">
            <text:p>0.48</text:p>
          </table:table-cell>
          <table:table-cell table:style-name="ce20" office:value-type="float" office:value="-0.557278228564467" calcext:value-type="float">
            <text:p>-0.56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os Angeles, California</text:p>
          </table:table-cell>
          <table:table-cell table:style-name="ce13" office:value-type="currency" office:currency="USD" office:value="1950000" calcext:value-type="currency">
            <text:p>$1,950,000.00</text:p>
          </table:table-cell>
          <table:table-cell table:style-name="ce15" office:value-type="float" office:value="-0.577565653680321" calcext:value-type="float">
            <text:p>-0.58</text:p>
          </table:table-cell>
          <table:table-cell table:style-name="ce15" office:value-type="float" office:value="0.167685861269989" calcext:value-type="float">
            <text:p>0.17</text:p>
          </table:table-cell>
          <table:table-cell table:style-name="ce15" office:value-type="float" office:value="3.10621450397355" calcext:value-type="float">
            <text:p>3.11</text:p>
          </table:table-cell>
          <table:table-cell table:style-name="ce20" office:value-type="float" office:value="3.10652969965725" calcext:value-type="float">
            <text:p>3.11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Los Angeles, California</text:p>
          </table:table-cell>
          <table:table-cell table:style-name="ce13" office:value-type="currency" office:currency="USD" office:value="1750000" calcext:value-type="currency">
            <text:p>$1,750,000.00</text:p>
          </table:table-cell>
          <table:table-cell table:style-name="ce15" office:value-type="float" office:value="-0.634128184032617" calcext:value-type="float">
            <text:p>-0.63</text:p>
          </table:table-cell>
          <table:table-cell table:style-name="ce15" office:value-type="float" office:value="0.167685861269989" calcext:value-type="float">
            <text:p>0.17</text:p>
          </table:table-cell>
          <table:table-cell table:style-name="ce15" office:value-type="float" office:value="3.10621450397355" calcext:value-type="float">
            <text:p>3.11</text:p>
          </table:table-cell>
          <table:table-cell table:style-name="ce20" office:value-type="float" office:value="3.10652969965725" calcext:value-type="float">
            <text:p>3.11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Los Angeles, California</text:p>
          </table:table-cell>
          <table:table-cell table:style-name="ce13" office:value-type="currency" office:currency="USD" office:value="4900000" calcext:value-type="currency">
            <text:p>$4,900,000.00</text:p>
          </table:table-cell>
          <table:table-cell table:style-name="ce15" office:value-type="float" office:value="0.256731669016033" calcext:value-type="float">
            <text:p>0.26</text:p>
          </table:table-cell>
          <table:table-cell table:style-name="ce15" office:value-type="float" office:value="0.167685861269989" calcext:value-type="float">
            <text:p>0.17</text:p>
          </table:table-cell>
          <table:table-cell table:style-name="ce15" office:value-type="float" office:value="3.10621450397355" calcext:value-type="float">
            <text:p>3.11</text:p>
          </table:table-cell>
          <table:table-cell table:style-name="ce20" office:value-type="float" office:value="3.10652969965725" calcext:value-type="float">
            <text:p>3.11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outh Lake Tahoe, California</text:p>
          </table:table-cell>
          <table:table-cell table:style-name="ce13" office:value-type="currency" office:currency="USD" office:value="1650000" calcext:value-type="currency">
            <text:p>$1,650,000.00</text:p>
          </table:table-cell>
          <table:table-cell table:style-name="ce15" office:value-type="float" office:value="-0.662409449208764" calcext:value-type="float">
            <text:p>-0.66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outh Lake Tahoe, California</text:p>
          </table:table-cell>
          <table:table-cell table:style-name="ce13" office:value-type="currency" office:currency="USD" office:value="1125000" calcext:value-type="currency">
            <text:p>$1,125,000.00</text:p>
          </table:table-cell>
          <table:table-cell table:style-name="ce15" office:value-type="float" office:value="-0.810886091383539" calcext:value-type="float">
            <text:p>-0.81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outh Lake Tahoe, California</text:p>
          </table:table-cell>
          <table:table-cell table:style-name="ce13" office:value-type="currency" office:currency="USD" office:value="2500000" calcext:value-type="currency">
            <text:p>$2,500,000.00</text:p>
          </table:table-cell>
          <table:table-cell table:style-name="ce15" office:value-type="float" office:value="-0.42201869521151" calcext:value-type="float">
            <text:p>-0.42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outh Lake Tahoe, California</text:p>
          </table:table-cell>
          <table:table-cell table:style-name="ce13" office:value-type="currency" office:currency="USD" office:value="1975000" calcext:value-type="currency">
            <text:p>$1,975,000.00</text:p>
          </table:table-cell>
          <table:table-cell table:style-name="ce15" office:value-type="float" office:value="-0.570495337386284" calcext:value-type="float">
            <text:p>-0.57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outh Lake Tahoe, California</text:p>
          </table:table-cell>
          <table:table-cell table:style-name="ce13" office:value-type="currency" office:currency="USD" office:value="3750000" calcext:value-type="currency">
            <text:p>$3,750,000.00</text:p>
          </table:table-cell>
          <table:table-cell table:style-name="ce15" office:value-type="float" office:value="-0.0685028805096647" calcext:value-type="float">
            <text:p>-0.07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outh Lake Tahoe, California</text:p>
          </table:table-cell>
          <table:table-cell table:style-name="ce13" office:value-type="currency" office:currency="USD" office:value="1475000" calcext:value-type="currency">
            <text:p>$1,475,000.00</text:p>
          </table:table-cell>
          <table:table-cell table:style-name="ce15" office:value-type="float" office:value="-0.711901663267022" calcext:value-type="float">
            <text:p>-0.71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South Lake Tahoe, California</text:p>
          </table:table-cell>
          <table:table-cell table:style-name="ce14" office:value-type="currency" office:currency="USD" office:value="750000" calcext:value-type="currency">
            <text:p>$750,000.00</text:p>
          </table:table-cell>
          <table:table-cell table:style-name="ce16" office:value-type="float" office:value="-0.916940835794092" calcext:value-type="float">
            <text:p>-0.92</text:p>
          </table:table-cell>
          <table:table-cell table:style-name="ce16" office:value-type="float" office:value="-0.791006445611246" calcext:value-type="float">
            <text:p>-0.79</text:p>
          </table:table-cell>
          <table:table-cell table:style-name="ce16" office:value-type="float" office:value="-0.594904888573435" calcext:value-type="float">
            <text:p>-0.59</text:p>
          </table:table-cell>
          <table:table-cell table:style-name="ce21" office:value-type="float" office:value="-0.426851409113208" calcext:value-type="float">
            <text:p>-0.43</text:p>
          </table:table-cell>
          <table:table-cell table:style-name="ce2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Predicted Profitability</text:p>
          </table:table-cell>
          <table:table-cell table:number-columns-repeated="1023"/>
        </table:table-row>
        <table:table-row table:style-name="ro3">
          <table:table-cell table:style-name="ce7"/>
          <table:table-cell table:number-columns-repeated="1023"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Profit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formula="of:=39.05 - 5.41 * [.G4] + 5.86 * [.D4] - 3.09 * [.E4]+1.75 * [.F4]" office:value-type="float" office:value="44.2423687894113" calcext:value-type="float">
            <text:p>44.242368789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formula="of:=39.05 - 5.41 * [.G5] + 5.86 * [.D5] - 3.09 * [.E5]+1.75 * [.F5]" office:value-type="float" office:value="53.3791923080617" calcext:value-type="float">
            <text:p>53.3791923081</text:p>
          </table:table-cell>
          <table:table-cell table:number-columns-repeated="102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formula="of:=39.05 - 5.41 * [.G6] + 5.86 * [.D6] - 3.09 * [.E6]+1.75 * [.F6]" office:value-type="float" office:value="43.0211789372976" calcext:value-type="float">
            <text:p>43.0211789373</text:p>
          </table:table-cell>
          <table:table-cell table:number-columns-repeated="102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formula="of:=39.05 - 5.41 * [.G7] + 5.86 * [.D7] - 3.09 * [.E7]+1.75 * [.F7]" office:value-type="float" office:value="42.606858402467" calcext:value-type="float">
            <text:p>42.6068584025</text:p>
          </table:table-cell>
          <table:table-cell table:number-columns-repeated="102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formula="of:=39.05 - 5.41 * [.G8] + 5.86 * [.D8] - 3.09 * [.E8]+1.75 * [.F8]" office:value-type="float" office:value="37.3449876101189" calcext:value-type="float">
            <text:p>37.3449876101</text:p>
          </table:table-cell>
          <table:table-cell table:number-columns-repeated="1022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formula="of:=39.05 - 5.41 * [.G9] + 5.86 * [.D9] - 3.09 * [.E9]+1.75 * [.F9]" office:value-type="float" office:value="49.0950694668893" calcext:value-type="float">
            <text:p>49.0950694669</text:p>
          </table:table-cell>
          <table:table-cell table:number-columns-repeated="102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formula="of:=39.05 - 5.41 * [.G10] + 5.86 * [.D10] - 3.09 * [.E10]+1.75 * [.F10]" office:value-type="float" office:value="23.776865664917" calcext:value-type="float">
            <text:p>23.7768656649</text:p>
          </table:table-cell>
          <table:table-cell table:number-columns-repeated="1022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formula="of:=39.05 - 5.41 * [.G11] + 5.86 * [.D11] - 3.09 * [.E11]+1.75 * [.F11]" office:value-type="float" office:value="23.4454092370526" calcext:value-type="float">
            <text:p>23.4454092371</text:p>
          </table:table-cell>
          <table:table-cell table:number-columns-repeated="1022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formula="of:=39.05 - 5.41 * [.G12] + 5.86 * [.D12] - 3.09 * [.E12]+1.75 * [.F12]" office:value-type="float" office:value="28.6658479759177" calcext:value-type="float">
            <text:p>28.6658479759</text:p>
          </table:table-cell>
          <table:table-cell table:number-columns-repeated="1022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formula="of:=39.05 - 5.41 * [.G13] + 5.86 * [.D13] - 3.09 * [.E13]+1.75 * [.F13]" office:value-type="float" office:value="38.8806731128743" calcext:value-type="float">
            <text:p>38.8806731129</text:p>
          </table:table-cell>
          <table:table-cell table:number-columns-repeated="102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formula="of:=39.05 - 5.41 * [.G14] + 5.86 * [.D14] - 3.09 * [.E14]+1.75 * [.F14]" office:value-type="float" office:value="38.0105999897302" calcext:value-type="float">
            <text:p>38.0105999897</text:p>
          </table:table-cell>
          <table:table-cell table:number-columns-repeated="1022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formula="of:=39.05 - 5.41 * [.G15] + 5.86 * [.D15] - 3.09 * [.E15]+1.75 * [.F15]" office:value-type="float" office:value="40.2893629312983" calcext:value-type="float">
            <text:p>40.2893629313</text:p>
          </table:table-cell>
          <table:table-cell table:number-columns-repeated="102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formula="of:=39.05 - 5.41 * [.G16] + 5.86 * [.D16] - 3.09 * [.E16]+1.75 * [.F16]" office:value-type="float" office:value="39.4192898081541" calcext:value-type="float">
            <text:p>39.4192898082</text:p>
          </table:table-cell>
          <table:table-cell table:number-columns-repeated="102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formula="of:=39.05 - 5.41 * [.G17] + 5.86 * [.D17] - 3.09 * [.E17]+1.75 * [.F17]" office:value-type="float" office:value="42.3609656054511" calcext:value-type="float">
            <text:p>42.3609656055</text:p>
          </table:table-cell>
          <table:table-cell table:number-columns-repeated="1022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formula="of:=39.05 - 5.41 * [.G18] + 5.86 * [.D18] - 3.09 * [.E18]+1.75 * [.F18]" office:value-type="float" office:value="38.5906487384929" calcext:value-type="float">
            <text:p>38.5906487385</text:p>
          </table:table-cell>
          <table:table-cell table:number-columns-repeated="102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formula="of:=39.05 - 5.41 * [.G19] + 5.86 * [.D19] - 3.09 * [.E19]+1.75 * [.F19]" office:value-type="float" office:value="37.3891191874843" calcext:value-type="float">
            <text:p>37.389119187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Decision Vari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Cost</text:p>
          </table:table-cell>
          <table:table-cell table:number-columns-repeated="102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formula="of:=[.B45]*[.B25]" office:value-type="float" office:value="44.2423687894113" calcext:value-type="float">
            <text:p>44.2423687894</text:p>
          </table:table-cell>
          <table:table-cell table:style-name="ce18" table:formula="of:=[.B45]*[.C4]" office:value-type="currency" office:currency="USD" office:value="2925000" calcext:value-type="currency">
            <text:p>$2,925,000.00</text:p>
          </table:table-cell>
          <table:table-cell table:number-columns-repeated="102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formula="of:=[.B46]*[.B26]" office:value-type="float" office:value="0" calcext:value-type="float">
            <text:p>0</text:p>
          </table:table-cell>
          <table:table-cell table:style-name="ce18" table:formula="of:=[.B46]*[.C5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formula="of:=[.B47]*[.B27]" office:value-type="float" office:value="0" calcext:value-type="float">
            <text:p>0</text:p>
          </table:table-cell>
          <table:table-cell table:style-name="ce18" table:formula="of:=[.B47]*[.C6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formula="of:=[.B48]*[.B28]" office:value-type="float" office:value="0" calcext:value-type="float">
            <text:p>0</text:p>
          </table:table-cell>
          <table:table-cell table:style-name="ce18" table:formula="of:=[.B48]*[.C7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formula="of:=[.B49]*[.B29]" office:value-type="float" office:value="37.3449876101189" calcext:value-type="float">
            <text:p>37.3449876101</text:p>
          </table:table-cell>
          <table:table-cell table:style-name="ce18" table:formula="of:=[.B49]*[.C8]" office:value-type="currency" office:currency="USD" office:value="325000" calcext:value-type="currency">
            <text:p>$325,000.00</text:p>
          </table:table-cell>
          <table:table-cell table:number-columns-repeated="1020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formula="of:=[.B50]*[.B30]" office:value-type="float" office:value="0" calcext:value-type="float">
            <text:p>0</text:p>
          </table:table-cell>
          <table:table-cell table:style-name="ce18" table:formula="of:=[.B50]*[.C9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formula="of:=[.B51]*[.B31]" office:value-type="float" office:value="23.776865664917" calcext:value-type="float">
            <text:p>23.7768656649</text:p>
          </table:table-cell>
          <table:table-cell table:style-name="ce18" table:formula="of:=[.B51]*[.C10]" office:value-type="currency" office:currency="USD" office:value="1950000" calcext:value-type="currency">
            <text:p>$1,950,000.00</text:p>
          </table:table-cell>
          <table:table-cell table:number-columns-repeated="1020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formula="of:=[.B52]*[.B32]" office:value-type="float" office:value="23.4454092370526" calcext:value-type="float">
            <text:p>23.4454092371</text:p>
          </table:table-cell>
          <table:table-cell table:style-name="ce18" table:formula="of:=[.B52]*[.C11]" office:value-type="currency" office:currency="USD" office:value="1750000" calcext:value-type="currency">
            <text:p>$1,750,000.00</text:p>
          </table:table-cell>
          <table:table-cell table:number-columns-repeated="1020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formula="of:=[.B53]*[.B33]" office:value-type="float" office:value="0" calcext:value-type="float">
            <text:p>0</text:p>
          </table:table-cell>
          <table:table-cell table:style-name="ce18" table:formula="of:=[.B53]*[.C12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formula="of:=[.B54]*[.B34]" office:value-type="float" office:value="38.8806731128743" calcext:value-type="float">
            <text:p>38.8806731129</text:p>
          </table:table-cell>
          <table:table-cell table:style-name="ce18" table:formula="of:=[.B54]*[.C13]" office:value-type="currency" office:currency="USD" office:value="1650000" calcext:value-type="currency">
            <text:p>$1,650,000.00</text:p>
          </table:table-cell>
          <table:table-cell table:number-columns-repeated="1020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formula="of:=[.B55]*[.B35]" office:value-type="float" office:value="38.0105999897302" calcext:value-type="float">
            <text:p>38.0105999897</text:p>
          </table:table-cell>
          <table:table-cell table:style-name="ce18" table:formula="of:=[.B55]*[.C14]" office:value-type="currency" office:currency="USD" office:value="1125000" calcext:value-type="currency">
            <text:p>$1,125,000.00</text:p>
          </table:table-cell>
          <table:table-cell table:number-columns-repeated="1020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formula="of:=[.B56]*[.B36]" office:value-type="float" office:value="0" calcext:value-type="float">
            <text:p>0</text:p>
          </table:table-cell>
          <table:table-cell table:style-name="ce18" table:formula="of:=[.B56]*[.C15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formula="of:=[.B57]*[.B37]" office:value-type="float" office:value="0" calcext:value-type="float">
            <text:p>0</text:p>
          </table:table-cell>
          <table:table-cell table:style-name="ce18" table:formula="of:=[.B57]*[.C16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formula="of:=[.B58]*[.B38]" office:value-type="float" office:value="0" calcext:value-type="float">
            <text:p>0</text:p>
          </table:table-cell>
          <table:table-cell table:style-name="ce18" table:formula="of:=[.B58]*[.C17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formula="of:=[.B59]*[.B39]" office:value-type="float" office:value="0" calcext:value-type="float">
            <text:p>0</text:p>
          </table:table-cell>
          <table:table-cell table:style-name="ce18" table:formula="of:=[.B59]*[.C18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formula="of:=[.B60]*[.B40]" office:value-type="float" office:value="0" calcext:value-type="float">
            <text:p>0</text:p>
          </table:table-cell>
          <table:table-cell table:style-name="ce18" table:formula="of:=[.B60]*[.C19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/>
          <table:table-cell table:style-name="ce18" table:formula="of:=SUM([.D45:.D60])" office:value-type="currency" office:currency="USD" office:value="9725000" calcext:value-type="currency">
            <text:p>$9,725,000.00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>
            <text:p>Total C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mit South Lake</text:p>
          </table:table-cell>
          <table:table-cell table:formula="of:=SUM([.B54:.B60])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Objecti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9" table:formula="of:=SUM([.C45:.C60])" office:value-type="float" office:value="205.700904404104" calcext:value-type="float">
            <text:p>205.7009044041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MG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02:32:13.037127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5-05-19T02:46:35.604566981</dc:date>
    <meta:editing-duration>P3DT3H20M11S</meta:editing-duration>
    <meta:editing-cycles>7</meta:editing-cycles>
    <meta:generator>LibreOffice/4.2.8.2$Linux_X86_64 LibreOffice_project/420m0$Build-2</meta:generator>
    <meta:document-statistic meta:table-count="3" meta:cell-count="234" meta:object-count="0"/>
  </office:meta>
</office:document-meta>
</file>